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899ef" officeooo:paragraph-rsid="001899ef"/>
    </style:style>
    <style:style style:name="P2" style:family="paragraph" style:parent-style-name="Standard">
      <style:text-properties officeooo:rsid="001899ef" officeooo:paragraph-rsid="00191234"/>
    </style:style>
    <style:style style:name="P3" style:family="paragraph" style:parent-style-name="Standard">
      <style:text-properties officeooo:rsid="00191234" officeooo:paragraph-rsid="00191234"/>
    </style:style>
    <style:style style:name="P4" style:family="paragraph" style:parent-style-name="Standard">
      <style:text-properties fo:font-size="20pt" fo:font-style="italic" officeooo:rsid="00191234" officeooo:paragraph-rsid="00191234" style:font-size-asian="20pt" style:font-style-asian="italic" style:font-size-complex="20pt" style:font-style-complex="italic"/>
    </style:style>
    <style:style style:name="P5" style:family="paragraph" style:parent-style-name="Standard">
      <style:text-properties fo:font-size="20pt" fo:font-style="italic" officeooo:rsid="001a153c" officeooo:paragraph-rsid="001a153c" style:font-size-asian="20pt" style:font-style-asian="italic" style:font-size-complex="20pt" style:font-style-complex="italic"/>
    </style:style>
    <style:style style:name="P6" style:family="paragraph" style:parent-style-name="Standard">
      <style:text-properties officeooo:paragraph-rsid="001e11c7"/>
    </style:style>
    <style:style style:name="P7" style:family="paragraph" style:parent-style-name="acode">
      <style:text-properties officeooo:rsid="00191234" officeooo:paragraph-rsid="00191234"/>
    </style:style>
    <style:style style:name="T1" style:family="text">
      <style:text-properties officeooo:rsid="001899ef"/>
    </style:style>
    <style:style style:name="T2" style:family="text">
      <style:text-properties officeooo:rsid="001aad4c"/>
    </style:style>
    <style:style style:name="T3" style:family="text">
      <style:text-properties officeooo:rsid="001ad27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DD For Those Who Aren't Fans of TDD</text:p>
      <text:p text:style-name="P5">Minitest for Rails</text:p>
      <text:p text:style-name="P4"/>
      <text:p text:style-name="P3"/>
      <text:p text:style-name="P3"/>
      <text:p text:style-name="P3"/>
      <text:p text:style-name="P1"/>
      <text:h text:style-name="Heading_20_1" text:outline-level="1">TESTING RAILS PROJECTS</text:h>
      <text:p text:style-name="Standard"><text:span text:style-name="T1">When you're the only developer creating a prototype, tests aren't critical. You just want to see if you can put up something that looks like a web site. You're thrilled that in spite of all the things that could go wrong, something actually happens when you click on it. But after the project grows and you decide to bring on more developers, you need a way to determine whether they have created a bug before accepting their code.</text:span></text:p>
      <text:p text:style-name="Standard"/>
      <text:p text:style-name="Standard">TDD. This is something you hear ad nauseum at Ruby meetups. Of course, you didn't do TDD with your kludgy prototype, so now you have to add in tests to make sure your app doesn't break as it gets more complex. </text:p>
      <text:p text:style-name="Standard"/>
      <text:p text:style-name="Standard">As you most likely already know, when you create a new Rails project, Rails generates a bunch of default Ruby code with a certain structure. And when you generate scaffolding, Rails makes more default Ruby code with a certain structure. It creates a very simplistic model, views, and a controller as part of the scaffolding. So there should be no surprise that part of the scaffolding is code for testing models and controllers, along with .yml files called fixtures that are used as data for testing. <text:span text:style-name="T2">They'd better provide test scaffolding with Rails if they're going to make such a big deal about TDD.</text:span></text:p>
      <text:p text:style-name="Standard"/>
      <text:p text:style-name="P6">The default code that comes with Rails versions 3.0+ is called minitest. <text:span text:style-name="T3">But while you were trying to work through figuring out how to put code together to make your site actually do something, you weren't writing any tests. Tests don't make your site do cool things. They prevent contributing developers from doing uncool things. </text:span></text:p>
      <text:p text:style-name="P6"/>
      <text:p text:style-name="P6"><text:span text:style-name="T3">So now you're stuck wondering what you're supposed to put in the test scaffolding because even though it's still Ruby code, there's syntax you've never used before. Not only is there new syntax, but tests don't work anything like a web site – users aren't logged in the same way, databases aren't persistent... Great. A whole new learning curve for something that you can't even show off to your husband. (Did I forget to tell you I'm assuming you're a married woman like me?)</text:span></text:p>
      <text:p text:style-name="Standard"/>
      <text:p text:style-name="Standard">Minitest is not the only Rails testing framework, there is also RSpec which is very popular. It doesn't come with Rails, but it does come as a gem. There are great books for RSpec such as the one in the Pragmatic Programmer series. We won't cover RSpec here.</text:p>
      <text:p text:style-name="Standard"/>
      <text:p text:style-name="P1"/>
      <text:h text:style-name="Heading_20_1" text:outline-level="1">MINITEST TESTING FOR RUBY ON RAILS</text:h>
      <text:p text:style-name="Standard"><text:span text:style-name="T1">A lot of Rails tutorials show you lame tests. It makes you think that testing is ridiculously superfluous, </text:span><text:soft-page-break/><text:span text:style-name="T1">leaving you wonder why anyone would do such a thing.</text:span></text:p>
      <text:p text:style-name="Standard"/>
      <text:p text:style-name="Standard">Like the code in models and controllers are Ruby methods, tests are Ruby methods.</text:p>
      <text:p text:style-name="Standard"/>
      <text:p text:style-name="Standard">Test models, controllers, and views. </text:p>
      <text:p text:style-name="Standard"/>
      <text:p text:style-name="Standard">Test for all the necessary functions. It's a problem if a developer makes a mistake resulting in people no longer being able to sign in to your app.</text:p>
      <text:p text:style-name="Standard"/>
      <text:p text:style-name="Standard">Test each method.</text:p>
      <text:p text:style-name="Standard"/>
      <text:p text:style-name="Standard">Each test method starts over with a blank slate. You can set up at the beginning of each test. Most tests will require signing in before running the test because they'd fail on the real site if the user were not logged in.</text:p>
      <text:p text:style-name="P1"/>
      <text:p text:style-name="acode">class TestUser &lt; ActiveSupport::TestCase</text:p>
      <text:p text:style-name="acode"><text:s text:c="2"/>def setup</text:p>
      <text:p text:style-name="acode"><text:s text:c="4"/>sign_in @user</text:p>
      <text:p text:style-name="acode"><text:s text:c="4"/>@user = users(:one)</text:p>
      <text:p text:style-name="acode"><text:s text:c="2"/>end</text:p>
      <text:p text:style-name="P7">end</text:p>
      <text:p text:style-name="acode"/>
      <text:p text:style-name="Standard">But what user is being signed in?</text:p>
      <text:p text:style-name="Standard"/>
      <text:p text:style-name="Standard">Fixtures</text:p>
      <text:p text:style-name="Standard"/>
      <text:p text:style-name="Standard">There are gems to create lots of fixtures, but we'll just work with the simple files we have now.</text:p>
      <text:p text:style-name="Standard"/>
      <text:p text:style-name="Standard"/>
      <text:h text:style-name="Heading_20_1" text:outline-level="1">USER MODEL TESTING</text:h>
      <text:p text:style-name="P1"/>
      <text:p text:style-name="P1">You can do this instead of one method for each</text:p>
      <text:p text:style-name="P1"/>
      <text:p text:style-name="acode"><text:s text:c="2"/>[:email, :name, :permalink, :password, :password_confirmation].each do |field|</text:p>
      <text:p text:style-name="acode"><text:s text:c="4"/>test "#{field.to_s}_must_not_be_empty" do</text:p>
      <text:p text:style-name="acode"><text:s text:c="6"/>user = User.new</text:p>
      <text:p text:style-name="acode"><text:s text:c="6"/>user.send "#{field.to_s}=", nil</text:p>
      <text:p text:style-name="acode"><text:s text:c="6"/>refute user.valid?</text:p>
      <text:p text:style-name="acode"><text:s text:c="6"/>refute_empty user.errors[field] #must be in same test as above line in order to have usererrors</text:p>
      <text:p text:style-name="acode"><text:s text:c="4"/>end</text:p>
      <text:p text:style-name="acode"><text:s text:c="2"/>end</text:p>
      <text:p text:style-name="P1"/>
      <text:p text:style-name="acode"><text:s text:c="4"/>test "password_confirmation_must_not_be_empty_when_password_present" do</text:p>
      <text:p text:style-name="acode"><text:soft-page-break/><text:s text:c="6"/>user = users(:one) </text:p>
      <text:p text:style-name="acode"><text:s text:c="6"/>user.update(password: "11111111")</text:p>
      <text:p text:style-name="acode"><text:s text:c="6"/>user.send "password_confirmation=", nil</text:p>
      <text:p text:style-name="acode"><text:s text:c="6"/>refute user.valid?</text:p>
      <text:p text:style-name="acode"><text:s text:c="6"/>refute_empty user.errors[:password_confirmation] </text:p>
      <text:p text:style-name="acode"><text:s text:c="4"/>end</text:p>
      <text:p text:style-name="acode"><text:s text:c="2"/>end</text:p>
      <text:p text:style-name="P1"/>
      <text:p text:style-name="acode"><text:s text:c="2"/>test "user attributes must not be empty" do </text:p>
      <text:p text:style-name="acode"><text:s text:c="4"/>user = User.create(name: "Dummy1", password: "hoohaahh", password_confirmation: "hoohaahh", email: "m@example.com")</text:p>
      <text:p text:style-name="acode"># <text:s text:c="3"/>@user = build(:user, name: 'samiam', email: 'fakeunique@fake.com', password: 'secret12', password_confirmation: 'secret12', permalink: 'samlink', address: '22181' )</text:p>
      <text:p text:style-name="acode"><text:s text:c="4"/>assert user.valid?</text:p>
      <text:p text:style-name="acode"># <text:s text:c="3"/>assert @user.errors[:name].any?</text:p>
      <text:p text:style-name="acode"># <text:s text:c="3"/>assert @user.errors[:email].any?</text:p>
      <text:p text:style-name="acode"><text:s text:c="2"/>end</text:p>
      <text:p text:style-name="P1"/>
      <text:p text:style-name="P1"><text:s text:c="2"/>test "password and password_confirmation should match" do</text:p>
      <text:p text:style-name="acode"><text:s text:c="4"/>@user = users(:two) </text:p>
      <text:p text:style-name="acode"><text:s text:c="4"/>@user.password = "hihihihi"</text:p>
      <text:p text:style-name="acode"><text:s text:c="4"/>@user.password_confirmation = "hihihihi"</text:p>
      <text:p text:style-name="acode"><text:s text:c="4"/>assert @user.valid?</text:p>
      <text:p text:style-name="acode"><text:s text:c="2"/>end</text:p>
      <text:p text:style-name="acode"/>
      <text:p text:style-name="acode"><text:s text:c="2"/>test "password and password_confirmation should be at least 8 char" do</text:p>
      <text:p text:style-name="acode"><text:s text:c="4"/>@user = users(:two) </text:p>
      <text:p text:style-name="acode"><text:s text:c="4"/>@user.password = "hihihi"</text:p>
      <text:p text:style-name="acode"><text:s text:c="4"/>@user.password_confirmation = "hihihi"</text:p>
      <text:p text:style-name="acode"><text:s text:c="4"/>refute @user.valid?</text:p>
      <text:p text:style-name="acode"><text:s text:c="2"/>end</text:p>
      <text:p text:style-name="acode"/>
      <text:p text:style-name="acode"><text:s text:c="2"/>test "email of existing user should be unique" do # this doesn't hit db</text:p>
      <text:p text:style-name="acode"><text:s text:c="4"/>user2 = users(:two)</text:p>
      <text:p text:style-name="acode"><text:s text:c="4"/>puts</text:p>
      <text:p text:style-name="acode"><text:s text:c="4"/>puts user2.email </text:p>
      <text:p text:style-name="acode"><text:s text:c="4"/>puts</text:p>
      <text:p text:style-name="acode"><text:s text:c="4"/>puts user2.name </text:p>
      <text:p text:style-name="acode"><text:s text:c="4"/>user2.email = "fake@fake.com"</text:p>
      <text:p text:style-name="acode"><text:s text:c="4"/>puts user2.email </text:p>
      <text:p text:style-name="acode"><text:s text:c="4"/>refute user2.valid?, "email unique"</text:p>
      <text:p text:style-name="acode"><text:s text:c="2"/>end </text:p>
      <text:p text:style-name="acode"/>
      <text:p text:style-name="acode"><text:s text:c="2"/>test "email of new user should be unique" do</text:p>
      <text:p text:style-name="acode"><text:soft-page-break/><text:s text:c="4"/>user1 = User.create(name: "Dummy1", email: "m@example.com")</text:p>
      <text:p text:style-name="acode"><text:s text:c="4"/>user2 = User.create(name: "Dummy2", email: "m@example.com")</text:p>
      <text:p text:style-name="acode"><text:s text:c="4"/>refute user2.valid?, "email unique"</text:p>
      <text:p text:style-name="acode"><text:s text:c="2"/>end</text:p>
      <text:p text:style-name="acode"/>
      <text:p text:style-name="acode"><text:s text:c="2"/>test "email should be email" do</text:p>
      <text:p text:style-name="acode"><text:s text:c="4"/>user = users(:one)</text:p>
      <text:p text:style-name="acode"><text:s text:c="4"/>user.email = "email"</text:p>
      <text:p text:style-name="acode"><text:s text:c="4"/>refute user.valid?, "email format valid"</text:p>
      <text:p text:style-name="acode"><text:s text:c="2"/>end </text:p>
      <text:p text:style-name="P1"><text:s text:c="2"/></text:p>
      <text:p text:style-name="acode"><text:s text:c="2"/>test "should have format of email address" do</text:p>
      <text:p text:style-name="acode"><text:s text:c="4"/>user = User.create(name: "Dummy", email: "example.com")</text:p>
      <text:p text:style-name="acode"><text:s text:c="4"/>refute_match(/\A[\w+\-.]+@[a-z\d\-.]+\.[a-z]+\z/i, user.email)</text:p>
      <text:p text:style-name="acode"><text:s text:c="2"/>end</text:p>
      <text:p text:style-name="P1"><text:s/></text:p>
      <text:p text:style-name="acode"><text:s text:c="2"/>test "should have format of email address2" do</text:p>
      <text:p text:style-name="acode"><text:s text:c="4"/>user1 = users(:one)</text:p>
      <text:p text:style-name="acode"><text:s text:c="4"/>user1.email = "email@lisa.org"</text:p>
      <text:p text:style-name="acode"><text:s text:c="4"/>assert_match(/\A[\w+\-.]+@[a-z\d\-.]+\.[a-z]+\z/i, user1.email)</text:p>
      <text:p text:style-name="acode"><text:s text:c="4"/>user2 = users(:one)</text:p>
      <text:p text:style-name="acode"><text:s text:c="4"/>user2.email = "email"</text:p>
      <text:p text:style-name="acode"><text:s text:c="4"/>refute_match(/\A[\w+\-.]+@[a-z\d\-.]+\.[a-z]+\z/i, user2.email)</text:p>
      <text:p text:style-name="acode"><text:s text:c="2"/>end</text:p>
      <text:p text:style-name="acode">end</text:p>
      <text:p text:style-name="P2"><text: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family-generic="roman" style:font-pitch="variable" officeooo:rsid="001899ef"/>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acode" style:family="paragraph" style:parent-style-name="Standard" style:class="text">
      <style:text-properties style:font-name="Courier 10 Pitch" fo:font-family="'Courier 10 Pitch'" style:font-pitch="fixed" officeooo:rsid="001899ef"/>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5T10:21:57.002107896</meta:creation-date>
    <dc:date>2015-10-05T12:36:43.276681569</dc:date>
    <meta:editing-duration>PT2H14M6S</meta:editing-duration>
    <meta:editing-cycles>7</meta:editing-cycles>
    <meta:generator>LibreOffice/4.2.8.2$Linux_X86_64 LibreOffice_project/420m0$Build-2</meta:generator>
    <meta:document-statistic meta:table-count="0" meta:image-count="0" meta:object-count="0" meta:page-count="4" meta:paragraph-count="98" meta:word-count="861" meta:character-count="5867" meta:non-whitespace-character-count="4826"/>
  </office:meta>
</office:document-meta>
</file>